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code">
      <style:text-properties officeooo:paragraph-rsid="000a0f8b"/>
    </style:style>
    <style:style style:name="P2" style:family="paragraph" style:parent-style-name="_5f_code">
      <style:text-properties fo:language="zxx" fo:country="none" officeooo:paragraph-rsid="000a0f8b" style:language-asian="zxx" style:country-asian="none" style:language-complex="zxx" style:country-complex="none"/>
    </style:style>
    <style:style style:name="P3" style:family="paragraph" style:parent-style-name="_5f_code">
      <style:text-properties officeooo:paragraph-rsid="000ccdf5"/>
    </style:style>
    <style:style style:name="P4" style:family="paragraph" style:parent-style-name="_5f_code">
      <style:text-properties officeooo:paragraph-rsid="00120786"/>
    </style:style>
    <style:style style:name="P5" style:family="paragraph" style:parent-style-name="_5f_text">
      <style:text-properties fo:language="ru" fo:country="RU" officeooo:rsid="0006dce2" officeooo:paragraph-rsid="0006dce2"/>
    </style:style>
    <style:style style:name="P6" style:family="paragraph" style:parent-style-name="_5f_text">
      <style:text-properties fo:language="ru" fo:country="RU" officeooo:rsid="000ccdf5" officeooo:paragraph-rsid="000ccdf5"/>
    </style:style>
    <style:style style:name="P7" style:family="paragraph" style:parent-style-name="_5f_text">
      <style:text-properties fo:language="ru" fo:country="RU" officeooo:rsid="000ea64d" officeooo:paragraph-rsid="000ea64d"/>
    </style:style>
    <style:style style:name="P8" style:family="paragraph" style:parent-style-name="_5f_text">
      <style:text-properties officeooo:paragraph-rsid="00052cdb"/>
    </style:style>
    <style:style style:name="P9" style:family="paragraph" style:parent-style-name="_5f_text">
      <style:text-properties officeooo:paragraph-rsid="000deee8"/>
    </style:style>
    <style:style style:name="P10" style:family="paragraph" style:parent-style-name="_5f_text">
      <style:text-properties officeooo:paragraph-rsid="00142a18"/>
    </style:style>
    <style:style style:name="P11" style:family="paragraph" style:parent-style-name="_5f_text">
      <style:text-properties officeooo:paragraph-rsid="0016b617"/>
    </style:style>
    <style:style style:name="P12" style:family="paragraph" style:parent-style-name="_5f_text">
      <style:text-properties style:font-name="Calibri Light1" fo:font-size="11pt" fo:language="ru" fo:country="RU" fo:font-weight="250" officeooo:rsid="000916eb" officeooo:paragraph-rsid="000916eb"/>
    </style:style>
    <style:style style:name="P13" style:family="paragraph" style:parent-style-name="_5f_text">
      <style:text-properties fo:language="en" fo:country="US" officeooo:rsid="000ea64d" officeooo:paragraph-rsid="000ea64d"/>
    </style:style>
    <style:style style:name="P14" style:family="paragraph" style:parent-style-name="_5f_text">
      <style:text-properties fo:language="en" fo:country="US" officeooo:rsid="00142a18" officeooo:paragraph-rsid="00142a18"/>
    </style:style>
    <style:style style:name="P15" style:family="paragraph" style:parent-style-name="_5f_text">
      <style:text-properties fo:language="ru" fo:country="RU" officeooo:rsid="0016b617" officeooo:paragraph-rsid="0016b61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eee8"/>
    </style:style>
    <style:style style:name="T3" style:family="text">
      <style:text-properties fo:language="en" fo:country="US" officeooo:rsid="000ea64d"/>
    </style:style>
    <style:style style:name="T4" style:family="text">
      <style:text-properties fo:language="en" fo:country="US" officeooo:rsid="00142a18"/>
    </style:style>
    <style:style style:name="T5" style:family="text">
      <style:text-properties fo:language="ru" fo:country="RU" officeooo:rsid="000deee8"/>
    </style:style>
    <style:style style:name="T6" style:family="text">
      <style:text-properties fo:language="ru" fo:country="RU" officeooo:rsid="00142a18"/>
    </style:style>
    <style:style style:name="T7" style:family="text">
      <style:text-properties fo:language="ru" fo:country="RU" officeooo:rsid="0016b617"/>
    </style:style>
    <style:style style:name="T8" style:family="text">
      <style:text-properties style:font-name="Calibri Light1" fo:font-size="11pt" fo:language="ru" fo:country="RU" fo:font-weight="250" officeooo:rsid="00052cdb"/>
    </style:style>
    <style:style style:name="T9" style:family="text">
      <style:text-properties style:font-name="Calibri Light1" fo:font-size="11pt" fo:language="ru" fo:country="RU" fo:font-weight="250" officeooo:rsid="000deee8"/>
    </style:style>
    <style:style style:name="T10" style:family="text">
      <style:text-properties style:font-name="Calibri Light1" fo:font-size="11pt" fo:language="en" fo:country="US" fo:font-weight="250"/>
    </style:style>
    <style:style style:name="T11" style:family="text">
      <style:text-properties style:font-name="Calibri Light1" fo:font-size="11pt" fo:language="en" fo:country="US" fo:font-weight="250" officeooo:rsid="00052cdb"/>
    </style:style>
    <style:style style:name="T12" style:family="text">
      <style:text-properties style:font-name="Calibri Light1" fo:font-size="11pt" fo:language="en" fo:country="US" fo:font-weight="250" officeooo:rsid="00142a18"/>
    </style:style>
    <style:style style:name="T13" style:family="text">
      <style:text-properties style:font-name="Calibri Light1" fo:font-size="11pt" fo:font-weight="250"/>
    </style:style>
    <style:style style:name="T14" style:family="text">
      <style:text-properties style:font-name="Calibri Light1" fo:font-size="11pt" fo:font-weight="250" officeooo:rsid="00052cdb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style:style style:name="T16" style:family="text">
      <style:text-properties style:font-name="Hack" fo:font-size="9pt" fo:language="zxx" fo:country="none" fo:font-weight="normal" officeooo:rsid="0038ff75" style:language-asian="zxx" style:country-asian="none" style:language-complex="zxx" style:country-complex="none"/>
    </style:style>
    <style:style style:name="T17" style:family="text">
      <style:text-properties style:font-name="Hack" fo:font-size="9pt" fo:language="zxx" fo:country="none" fo:font-weight="normal" officeooo:rsid="000cdeae" style:language-asian="zxx" style:country-asian="none" style:language-complex="zxx" style:country-complex="none"/>
    </style:style>
    <style:style style:name="T18" style:family="text">
      <style:text-properties style:font-name="Hack" fo:font-size="9pt" fo:font-weight="normal" officeooo:rsid="0038ff75"/>
    </style:style>
    <style:style style:name="T19" style:family="text">
      <style:text-properties style:font-name="Hack" fo:font-size="9pt" fo:font-weight="normal" officeooo:rsid="000cde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Подготовка</text:p>
      <text:p text:style-name="P8"><text:span text:style-name="T8">Сайт для обучения education.</text:span><text:span text:style-name="T11">home cms WordPress</text:span></text:p>
      <text:p text:style-name="P5"><text:span text:style-name="T14">Б</text:span><text:span text:style-name="T13">Д <text:s/></text:span><text:span text:style-name="T14">education</text:span></text:p>
      <text:p text:style-name="P5"><text:span text:style-name="T14">п</text:span><text:span text:style-name="T13">ользователь </text:span><text:span text:style-name="T10">wordpress/ wordpress</text:span></text:p>
      <text:p text:style-name="_5f_heading_5f_bottom">Создаем виртуальный сервер</text:p>
      <text:p text:style-name="P1">sudo mkdir -p /va<text:span text:style-name="T15">r/www/</text:span><text:span text:style-name="T16">education</text:span><text:span text:style-name="T17">.</text:span><text:span text:style-name="T16">home</text:span><text:span text:style-name="T15">/html</text:span></text:p>
      <text:p text:style-name="P2"><text:span text:style-name="T15">sudo chown -R wordpress:www-data /var/www/</text:span><text:span text:style-name="T18">education</text:span><text:span text:style-name="T19">.</text:span><text:span text:style-name="T18">home</text:span><text:span text:style-name="T15">/html</text:span></text:p>
      <text:p text:style-name="P2">sudo find /var/www/<text:span text:style-name="T18">education</text:span>.<text:span text:style-name="T18">home</text:span> -type d -exec chmod 775 {} \;</text:p>
      <text:p text:style-name="P2">sudo find /var/www/<text:span text:style-name="T18">education</text:span>.<text:span text:style-name="T18">home</text:span> -type f -exec chmod 664 {} \;</text:p>
      <text:p text:style-name="_5f_code">cd /etc/nginx/sites-available/</text:p>
      <text:p text:style-name="P1">sudo touch education.home</text:p>
      <text:p text:style-name="P12">конфиг</text:p>
      <text:p text:style-name="_5f_code">server {</text:p>
      <text:p text:style-name="_5f_code"><text:s text:c="8"/>listen 80;</text:p>
      <text:p text:style-name="_5f_code"><text:s text:c="8"/>listen [::]:80;</text:p>
      <text:p text:style-name="_5f_code"/>
      <text:p text:style-name="_5f_code"><text:s text:c="8"/>root /var/www/education.home/html;</text:p>
      <text:p text:style-name="_5f_code"><text:s text:c="8"/>index index.php index.html index.htm index.nginx-debian.html;</text:p>
      <text:p text:style-name="_5f_code"/>
      <text:p text:style-name="P1"><text:s text:c="8"/>server_name education.home;</text:p>
      <text:p text:style-name="_5f_code"/>
      <text:p text:style-name="_5f_code"><text:s text:c="8"/>location / {</text:p>
      <text:p text:style-name="_5f_code"><text:s text:c="16"/>try_files $uri $uri/ /index.php?$args; </text:p>
      <text:p text:style-name="_5f_code"><text:s text:c="8"/>}</text:p>
      <text:p text:style-name="_5f_code"/>
      <text:p text:style-name="_5f_code"><text:s text:c="8"/>location ~ \.php$ {</text:p>
      <text:p text:style-name="_5f_code"><text:s text:c="16"/>include snippets/fastcgi-php.conf;</text:p>
      <text:p text:style-name="_5f_code"><text:s text:c="16"/>fastcgi_pass unix:/var/run/php/php7.4-fpm.sock;</text:p>
      <text:p text:style-name="_5f_code"><text:s text:c="8"/>}</text:p>
      <text:p text:style-name="_5f_code"/>
      <text:p text:style-name="_5f_code"><text:s text:c="8"/>location ~ /\.ht {</text:p>
      <text:p text:style-name="_5f_code"><text:s text:c="16"/>deny all;</text:p>
      <text:p text:style-name="_5f_code"><text:s text:c="8"/>}</text:p>
      <text:p text:style-name="_5f_code">}</text:p>
      <text:p text:style-name="P6">включаем</text:p>
      <text:p text:style-name="P3">sudo ln -s /etc/nginx/sites-available/<text:span text:style-name="T16">education</text:span>.home /etc/nginx/sites-enabled/</text:p>
      <text:p text:style-name="P6">проверяем</text:p>
      <text:p text:style-name="P3">sudo nginx -t</text:p>
      <text:p text:style-name="_5f_text">перезапустите Nginx, чтобы активировать изменения:</text:p>
      <text:p text:style-name="P3">sudo systemctl restart nginx</text:p>
      <text:p text:style-name="P9"><text:span text:style-name="T5">Копируем </text:span><text:span text:style-name="T2">CMS </text:span><text:span text:style-name="T5">и меняем </text:span><text:span text:style-name="T9">права</text:span></text:p>
      <text:p text:style-name="_5f_code">sudo find /var/www/education.home -type d -exec chmod 775 {} \;</text:p>
      <text:p text:style-name="_5f_code">sudo find /var/www/education.home -type f -exec chmod 664 {} \;</text:p>
      <text:p text:style-name="P7">Правим C:\Windows\System32\drivers\etc<text:span text:style-name="T1">\hosts</text:span></text:p>
      <text:p text:style-name="P7"/>
      <text:p text:style-name="_5f_heading_5f_bottom">БД <text:s/>education</text:p>
      <text:p text:style-name="_5f_code">sudo mysql -u root -p</text:p>
      <text:p text:style-name="P7">Создание базы, пользователя и установка прав</text:p>
      <text:p text:style-name="P4"><text:soft-page-break/>CREATE DATABASE education CHARACTER SET utf8mb4 COLLATE utf8mb4_ru_0900_ai_ci;</text:p>
      <text:p text:style-name="_5f_code">CREATE USER 'wordpress'@'%' IDENTIFIED BY 'wordpress';</text:p>
      <text:p text:style-name="P4">GRANT SELECT, INSERT, UPDATE, DELETE, CREATE, DROP, GRANT OPTION, REFERENCES, INDEX, ALTER, CREATE TEMPORARY TABLES, LOCK TABLES, CREATE VIEW, SHOW VIEW, CREATE ROUTINE, ALTER ROUTINE, EXECUTE ON education.* TO 'wordpress'@'%';</text:p>
      <text:p text:style-name="_5f_code">FLUSH PRIVILEGES;</text:p>
      <text:p text:style-name="_5f_heading_5f_bottom">Ставим <text:span text:style-name="T1">cms</text:span></text:p>
      <text:p text:style-name="P13">http://education.home</text:p>
      <text:p text:style-name="_5f_heading_5f_bottom">Перемещаем <text:span text:style-name="T1">cms</text:span></text:p>
      <text:p text:style-name="P10"><text:span text:style-name="T6">создаем каталог </text:span><text:span text:style-name="T4">cms_wp</text:span></text:p>
      <text:p text:style-name="P10"><text:span text:style-name="T6">меняем в настройках путь к </text:span><text:span text:style-name="T4">Адрес WordPress (URL): </text:span><text:span text:style-name="T12">на</text:span><text:span text:style-name="T6"> </text:span><text:span text:style-name="T4">http://</text:span><text:span text:style-name="T3">education </text:span><text:span text:style-name="T4">.com/cms_wp</text:span></text:p>
      <text:p text:style-name="P15">переносим все кроме index.php в новый каталог</text:p>
      <text:p text:style-name="P15">правим <text:s/>index.php</text:p>
      <text:p text:style-name="P14">require __DIR__ . '/cms_wp/wp-blog-header.php';</text:p>
      <text:p text:style-name="P11"><text:span text:style-name="T7">запускаем </text:span><text:a xlink:type="simple" xlink:href="http://education.home/cms_wp/wp-admin/" text:style-name="Internet_20_link" text:visited-style-name="Visited_20_Internet_20_Link"><text:span text:style-name="T4">http://</text:span></text:a><text:a xlink:type="simple" xlink:href="http://education.home/cms_wp/wp-admin/" text:style-name="Internet_20_link" text:visited-style-name="Visited_20_Internet_20_Link"><text:span text:style-name="T3">education.home</text:span></text:a><text:a xlink:type="simple" xlink:href="http://education.home/cms_wp/wp-admin/" text:style-name="Internet_20_link" text:visited-style-name="Visited_20_Internet_20_Link"><text:span text:style-name="T4">/cms_wp/wp-admin/</text:span></text:a></text:p>
      <text:p text:style-name="P15">Правим конфиг nginx на</text:p>
      <text:p text:style-name="_5f_code">try_files $uri $uri/ /<text:span text:style-name="T4">cms_wp</text:span>/index.php?$args;</text:p>
      <text:p text:style-name="P14">перезапустите Nginx, чтобы активировать изменения:</text:p>
      <text:p text:style-name="_5f_code">sudo systemctl restart nginx</text:p>
      <text:p text:style-name="_5f_heading_5f_bottom">Тема</text:p>
      <text:p text:style-name="_5f_code">/*</text:p>
      <text:p text:style-name="_5f_code">Theme Name: education</text:p>
      <text:p text:style-name="_5f_code">Author: Валерка Климов</text:p>
      <text:p text:style-name="_5f_code">Description: Изучение CSS</text:p>
      <text:p text:style-name="_5f_code">Version: 1.0</text:p>
      <text:p text:style-name="_5f_code">*/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" fo:font-family="'Calibri Light'" style:font-style-name="Жирный" style:font-family-generic="swiss" style:font-pitch="variable" fo:language="ru" fo:country="RU" fo:font-weight="bold" officeooo:rsid="001e3f4c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out" style:display-name="_out" style:family="paragraph" style:parent-style-name="_5f_code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8T09:34:05.311000000</dc:date>
    <meta:editing-duration>PT11H15M39S</meta:editing-duration>
    <meta:editing-cycles>22</meta:editing-cycles>
    <meta:document-statistic meta:table-count="0" meta:image-count="0" meta:object-count="0" meta:page-count="2" meta:paragraph-count="66" meta:word-count="260" meta:character-count="2282" meta:non-whitespace-character-count="1932"/>
  </office:meta>
</office:document-meta>
</file>